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Notch</text:p>
          </table:table-cell>
          <table:table-cell office:value-type="string" calcext:value-type="string">
            <text:p>Wiring</text:p>
          </table:table-cell>
        </table:table-row>
        <table:table-row table:style-name="ro1">
          <table:table-cell office:value-type="string" calcext:value-type="string">
            <text:p>Enigma B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XYZÅÄÖ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MNOPQRSTUVXYZÅÄÖ</text:p>
          </table:table-cell>
        </table:table-row>
        <table:table-row table:style-name="ro1">
          <table:table-cell office:value-type="string" calcext:value-type="string">
            <text:p>Enigma 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XYZÅÄÖ 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PSBGÖXQJDHOÄUCFRTEZVÅINLYMKA</text:p>
          </table:table-cell>
        </table:table-row>
        <table:table-row table:style-name="ro1">
          <table:table-cell office:value-type="string" calcext:value-type="string">
            <text:p>Enigma B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XYZÅÄÖ 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CHNSYÖADMOTRZXBÄIGÅEKQUPFLVJ</text:p>
          </table:table-cell>
        </table:table-row>
        <table:table-row table:style-name="ro1">
          <table:table-cell office:value-type="string" calcext:value-type="string">
            <text:p>Enigma B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XYZÅÄÖ 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ÅVQIAÄXRJBÖZSPCFYUNTHDOMEKGL</text:p>
          </table:table-cell>
        </table:table-row>
        <table:table-row table:style-name="ro1">
          <table:table-cell office:value-type="string" calcext:value-type="string">
            <text:p>Enigma B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XYZÅÄÖ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GBÄNCPSKJAVFZHXUIÅRMQÖOTEY</text:p>
          </table:table-cell>
        </table:table-row>
        <table:table-row table:style-name="ro1">
          <table:table-cell office:value-type="string" calcext:value-type="string">
            <text:p>Enigma D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Enigma 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PGSZMHAEOQKVXRFYBUTNICJDW</text:p>
          </table:table-cell>
        </table:table-row>
        <table:table-row table:style-name="ro1">
          <table:table-cell office:value-type="string" calcext:value-type="string">
            <text:p>Enigma 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LVGBTFXJQOHEWIRZYAMKPCNDU</text:p>
          </table:table-cell>
        </table:table-row>
        <table:table-row table:style-name="ro1">
          <table:table-cell office:value-type="string" calcext:value-type="string">
            <text:p>Enigma 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JGDPSHKTURAWZXFMYNQOBVLIE</text:p>
          </table:table-cell>
        </table:table-row>
        <table:table-row table:style-name="ro1">
          <table:table-cell office:value-type="string" calcext:value-type="string">
            <text:p>Enigma D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Enigma K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Enigma 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PGSZMHAEOQKVXRFYBUTNICJDW</text:p>
          </table:table-cell>
        </table:table-row>
        <table:table-row table:style-name="ro1">
          <table:table-cell office:value-type="string" calcext:value-type="string">
            <text:p>Enigma 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LVGBTFXJQOHEWIRZYAMKPCNDU</text:p>
          </table:table-cell>
        </table:table-row>
        <table:table-row table:style-name="ro1">
          <table:table-cell office:value-type="string" calcext:value-type="string">
            <text:p>Enigma 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JGDPSHKTURAWZXFMYNQOBVLIE</text:p>
          </table:table-cell>
        </table:table-row>
        <table:table-row table:style-name="ro1">
          <table:table-cell office:value-type="string" calcext:value-type="string">
            <text:p>Enigma K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KMFLGDQVZNTOWYHXUSPAIBRCJ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JDKSIRUXBLHWTMCQGZNPYFVOE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DFHJLCPRTXVZNYEIWGAKMUSQO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SOVPZJAYQUIRHXLNFTGKDCMWB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ZBRGITYUPSDNHLXAWMJQOFECK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UKW-A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JMZALYXVBWFCRQUONTSPIKHGD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UKW-B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RUHQSLDPXNGOKMIEBFZCWVJAT</text:p>
          </table:table-cell>
        </table:table-row>
        <table:table-row table:style-name="ro1">
          <table:table-cell office:value-type="string" calcext:value-type="string">
            <text:p>Enigma I</text:p>
          </table:table-cell>
          <table:table-cell office:value-type="string" calcext:value-type="string">
            <text:p>UKW-C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VPJIAOYEDRZXWGCTKUQSBNMHL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TOKASUYVRBXJHQCPZEFMDINLG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JLPUBSWEMCTQVHXAOFZDRKYNI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WFMHNBPUSDYTIXVZGRQLAOEKC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SOVPZJAYQUIRHXLNFTGKDCMWB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EJXQOTZBVFDASCILWPGYNMURK</text:p>
          </table:table-cell>
        </table:table-row>
        <table:table-row table:style-name="ro1">
          <table:table-cell office:value-type="string" calcext:value-type="string">
            <text:p>Norway Enigma (Enigma I variant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WJYPUXNDSRAIBFVLKZGQCHET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KMFLGDQVZNTOWYHXUSPAIBRCJ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JDKSIRUXBLHWTMCQGZNPYFVO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DFHJLCPRTXVZNYEIWGAKMUSQO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SOVPZJAYQUIRHXLNFTGKDCMWB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ZBRGITYUPSDNHLXAWMJQOFECK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JPGVOUMFYQBENHZRDKASXLICTW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ZJHGRCXMYSWBOUFAIVLPEKQDT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FKQHTLXOCBJSPDZRAMEWNIUYGV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UKW-B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RUHQSLDPXNGOKMIEBFZCWVJAT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UKW-C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VPJIAOYEDRZXWGCTKUQSBNMHL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KMFLGDQVZNTOWYHXUSPAIBRCJ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JDKSIRUXBLHWTMCQGZNPYFVO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DFHJLCPRTXVZNYEIWGAKMUSQO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SOVPZJAYQUIRHXLNFTGKDCMWB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ZBRGITYUPSDNHLXAWMJQOFECK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JPGVOUMFYQBENHZRDKASXLICTW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ZJHGRCXMYSWBOUFAIVLPEKQDT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FKQHTLXOCBJSPDZRAMEWNIUYGV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YJVCNIXWPBQMDRTAKZGFUHOS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SOKANUERHMBTIYCWLQPZXVGJD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UKW-b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KQAUYWJICOPBLMDXZVFTHRGS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UKW-c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OBJNTKVEHMLFCWZAXGYIPSUQ</text:p>
          </table:table-cell>
        </table:table-row>
        <table:table-row table:style-name="ro1">
          <table:table-cell office:value-type="string" calcext:value-type="string">
            <text:p>Zählwerk Enigma A28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Zählwerk Enigma A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UVWZABCEFGIKLOPQ</text:p>
          </table:table-cell>
          <table:table-cell office:value-type="string" calcext:value-type="string">
            <text:p>LPGSZMHAEOQKVXRFYBUTNICJDW</text:p>
          </table:table-cell>
        </table:table-row>
        <table:table-row table:style-name="ro1">
          <table:table-cell office:value-type="string" calcext:value-type="string">
            <text:p>Zählwerk Enigma A2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TVYZACDFGHKMNQ</text:p>
          </table:table-cell>
          <table:table-cell office:value-type="string" calcext:value-type="string">
            <text:p>SLVGBTFXJQOHEWIRZYAMKPCNDU</text:p>
          </table:table-cell>
        </table:table-row>
        <table:table-row table:style-name="ro1">
          <table:table-cell office:value-type="string" calcext:value-type="string">
            <text:p>Zählwerk Enigma A2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UWXAEFHKMNR</text:p>
          </table:table-cell>
          <table:table-cell office:value-type="string" calcext:value-type="string">
            <text:p>CJGDPSHKTURAWZXFMYNQOBVLIE</text:p>
          </table:table-cell>
        </table:table-row>
        <table:table-row table:style-name="ro1">
          <table:table-cell office:value-type="string" calcext:value-type="string">
            <text:p>Zählwerk Enigma A28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Zählwerk Enigma (Enigma G)</text:p>
          </table:table-cell>
          <table:table-cell office:value-type="string" calcext:value-type="string">
            <text:p>ETW</text:p>
          </table:table-cell>
          <table:table-cell table:style-name="ce1"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Zählwerk Enigma (Enigma G)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ABCDEFGHIJKLMNOPQRSTUVWXYZ</text:p>
          </table:table-cell>
          <table:table-cell office:value-type="string" calcext:value-type="string">
            <text:p>SUVWZABCEFGIKLOPQ</text:p>
          </table:table-cell>
          <table:table-cell office:value-type="string" calcext:value-type="string">
            <text:p>LPGSZMHAEOQKVXRFYBUTNICJDW</text:p>
          </table:table-cell>
        </table:table-row>
        <table:table-row table:style-name="ro1">
          <table:table-cell office:value-type="string" calcext:value-type="string">
            <text:p>Zählwerk Enigma (Enigma G)</text:p>
          </table:table-cell>
          <table:table-cell office:value-type="string" calcext:value-type="string">
            <text:p>II</text:p>
          </table:table-cell>
          <table:table-cell table:style-name="ce1" office:value-type="string" calcext:value-type="string">
            <text:p>ABCDEFGHIJKLMNOPQRSTUVWXYZ</text:p>
          </table:table-cell>
          <table:table-cell office:value-type="string" calcext:value-type="string">
            <text:p>STVYZACDFGHKMNQ</text:p>
          </table:table-cell>
          <table:table-cell office:value-type="string" calcext:value-type="string">
            <text:p>SLVGBTFXJQOHEWIRZYAMKPCNDU</text:p>
          </table:table-cell>
        </table:table-row>
        <table:table-row table:style-name="ro1">
          <table:table-cell office:value-type="string" calcext:value-type="string">
            <text:p>Zählwerk Enigma (Enigma G)</text:p>
          </table:table-cell>
          <table:table-cell office:value-type="string" calcext:value-type="string">
            <text:p>III</text:p>
          </table:table-cell>
          <table:table-cell table:style-name="ce1" office:value-type="string" calcext:value-type="string">
            <text:p>ABCDEFGHIJKLMNOPQRSTUVWXYZ</text:p>
          </table:table-cell>
          <table:table-cell office:value-type="string" calcext:value-type="string">
            <text:p>UWXAEFHKMNR</text:p>
          </table:table-cell>
          <table:table-cell office:value-type="string" calcext:value-type="string">
            <text:p>CJGDPSHKTURAWZXFMYNQOBVLIE</text:p>
          </table:table-cell>
        </table:table-row>
        <table:table-row table:style-name="ro1">
          <table:table-cell office:value-type="string" calcext:value-type="string">
            <text:p>Zählwerk Enigma (Enigma G)</text:p>
          </table:table-cell>
          <table:table-cell office:value-type="string" calcext:value-type="string">
            <text:p>UKW</text:p>
          </table:table-cell>
          <table:table-cell table:style-name="ce1"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Zählwerk Enigma (Enigma G-312 | Abwehr Enigma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Zählwerk Enigma (Enigma G-312 | Abwehr Enigm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UVWZABCEFGIKLOPQ</text:p>
          </table:table-cell>
          <table:table-cell office:value-type="string" calcext:value-type="string">
            <text:p>DMTWSILRUYQNKFEJCAZBPGXOHV</text:p>
          </table:table-cell>
        </table:table-row>
        <table:table-row table:style-name="ro1">
          <table:table-cell office:value-type="string" calcext:value-type="string">
            <text:p>Zählwerk Enigma (Enigma G-312 | Abwehr Enigma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TVYZACDFGHKMNQ</text:p>
          </table:table-cell>
          <table:table-cell office:value-type="string" calcext:value-type="string">
            <text:p>HQZGPJTMOBLNCIFDYAWVEUSRKX</text:p>
          </table:table-cell>
        </table:table-row>
        <table:table-row table:style-name="ro1">
          <table:table-cell office:value-type="string" calcext:value-type="string">
            <text:p>Zählwerk Enigma (Enigma G-312 | Abwehr Enigma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UWXAEFHKMNR</text:p>
          </table:table-cell>
          <table:table-cell office:value-type="string" calcext:value-type="string">
            <text:p>UQNTLSZFMREHDPXKIBVYGJCWOA</text:p>
          </table:table-cell>
        </table:table-row>
        <table:table-row table:style-name="ro1">
          <table:table-cell office:value-type="string" calcext:value-type="string">
            <text:p>Zählwerk Enigma (Enigma G-312 | Abwehr Enigma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LQMZJSYGOCETKWDAHNBXPVIF</text:p>
          </table:table-cell>
        </table:table-row>
        <table:table-row table:style-name="ro1">
          <table:table-cell office:value-type="string" calcext:value-type="string">
            <text:p>Zählwerk Enigma (Enigma G-260 | Sicherheitsdienst Enigma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Zählwerk Enigma (Enigma G-260 | Sicherheitsdienst Enigm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UVWZABCEFGIKLOPQ</text:p>
          </table:table-cell>
          <table:table-cell office:value-type="string" calcext:value-type="string">
            <text:p>RCSPBLKQAUMHWYTIFZVGOJNEXD</text:p>
          </table:table-cell>
        </table:table-row>
        <table:table-row table:style-name="ro1">
          <table:table-cell office:value-type="string" calcext:value-type="string">
            <text:p>Zählwerk Enigma (Enigma G-260 | Sicherheitsdienst Enigma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TVYZACDFGHKMNQ</text:p>
          </table:table-cell>
          <table:table-cell office:value-type="string" calcext:value-type="string">
            <text:p>WCMIBVPJXAROSGNDLZKEYHUFQT</text:p>
          </table:table-cell>
        </table:table-row>
        <table:table-row table:style-name="ro1">
          <table:table-cell office:value-type="string" calcext:value-type="string">
            <text:p>Zählwerk Enigma (Enigma G-260 | Sicherheitsdienst Enigma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UWXAEFHKMNR</text:p>
          </table:table-cell>
          <table:table-cell office:value-type="string" calcext:value-type="string">
            <text:p>FVDHZELSQMAXOKYIWPGCBUJTNR</text:p>
          </table:table-cell>
        </table:table-row>
        <table:table-row table:style-name="ro1">
          <table:table-cell office:value-type="string" calcext:value-type="string">
            <text:p>Zählwerk Enigma (Enigma G-260 | Sicherheitsdienst Enigma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UVWZABCEFGIKLOPQ</text:p>
          </table:table-cell>
          <table:table-cell office:value-type="string" calcext:value-type="string">
            <text:p>WLRHBQUNDKJCZSEXOTMAGYFPVI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TVYZACDFGHKMNQ</text:p>
          </table:table-cell>
          <table:table-cell office:value-type="string" calcext:value-type="string">
            <text:p>TFJQAZWMHLCUIXRDYGOEVBNSKP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SWZFHMQ</text:p>
          </table:table-cell>
          <table:table-cell office:value-type="string" calcext:value-type="string">
            <text:p>QTPIXWVDFRMUSLJOHCANEZKYBG</text:p>
          </table:table-cell>
        </table:table-row>
        <table:table-row table:style-name="ro1">
          <table:table-cell office:value-type="string" calcext:value-type="string">
            <text:p>Zählwerk Enigma (Enigma G-111 | Hungarian Army Enigma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ZROUQHYAIGBLWVSTDXFPNMCJE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WZEKQ</text:p>
          </table:table-cell>
          <table:table-cell office:value-type="string" calcext:value-type="string">
            <text:p>KPTYUELOCVGRFQDANJMBSWHZXI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WZFLR</text:p>
          </table:table-cell>
          <table:table-cell office:value-type="string" calcext:value-type="string">
            <text:p>UPHZLWEQMTDJXCAKSOIGVBYFNR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WZEKQ</text:p>
          </table:table-cell>
          <table:table-cell office:value-type="string" calcext:value-type="string">
            <text:p>QUDLYRFEKONVZAXWHMGPJBSICT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WZFLR</text:p>
          </table:table-cell>
          <table:table-cell office:value-type="string" calcext:value-type="string">
            <text:p><text:s/>CIWTBKXNRESPFLYDAGVHQUOJZM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CFKR</text:p>
          </table:table-cell>
          <table:table-cell office:value-type="string" calcext:value-type="string">
            <text:p>UAXGISNJBVERDYLFZWTPCKOHMQ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XEIMQ</text:p>
          </table:table-cell>
          <table:table-cell office:value-type="string" calcext:value-type="string">
            <text:p>XFUZGALVHCNYSEWQTDMRBKPIOJ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CFKR</text:p>
          </table:table-cell>
          <table:table-cell office:value-type="string" calcext:value-type="string">
            <text:p>BJVFTXPLNAYOZIKWGDQERUCHSM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XEIMQ</text:p>
          </table:table-cell>
          <table:table-cell office:value-type="string" calcext:value-type="string">
            <text:p>YMTPNZHWKODAJXELUQVGCBISFR</text:p>
          </table:table-cell>
        </table:table-row>
        <table:table-row table:style-name="ro1">
          <table:table-cell office:value-type="string" calcext:value-type="string">
            <text:p>Enigma T (Tirpitz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KPBTAUMOCNILJDXZYFHWVQSR</text:p>
          </table:table-cell>
        </table:table-row>
        <table:table-row table:style-name="ro1">
          <table:table-cell office:value-type="string" calcext:value-type="string">
            <text:p>Enigma K (Swiss Commercial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Enigma K (Swiss Commercial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PGSZMHAEOQKVXRFYBUTNICJDW</text:p>
          </table:table-cell>
        </table:table-row>
        <table:table-row table:style-name="ro1">
          <table:table-cell office:value-type="string" calcext:value-type="string">
            <text:p>Enigma K (Swiss Commercial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LVGBTFXJQOHEWIRZYAMKPCNDU</text:p>
          </table:table-cell>
        </table:table-row>
        <table:table-row table:style-name="ro1">
          <table:table-cell office:value-type="string" calcext:value-type="string">
            <text:p>Enigma K (Swiss Commercial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JGDPSHKTURAWZXFMYNQOBVLIE</text:p>
          </table:table-cell>
        </table:table-row>
        <table:table-row table:style-name="ro1">
          <table:table-cell office:value-type="string" calcext:value-type="string">
            <text:p>Enigma K (Swiss Commercial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Enigma K (Swiss Air Force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Enigma K (Swiss Air Force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ZUOHXSCVFMTBGLRINQJWAYDK</text:p>
          </table:table-cell>
        </table:table-row>
        <table:table-row table:style-name="ro1">
          <table:table-cell office:value-type="string" calcext:value-type="string">
            <text:p>Enigma K (Swiss Air Force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OUESYDKFWPCIQXHMVBLGNJRAT</text:p>
          </table:table-cell>
        </table:table-row>
        <table:table-row table:style-name="ro1">
          <table:table-cell office:value-type="string" calcext:value-type="string">
            <text:p>Enigma K (Swiss Air Force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HRVXGAOBQUSIMZFLYNWKTPDJC</text:p>
          </table:table-cell>
        </table:table-row>
        <table:table-row table:style-name="ro1">
          <table:table-cell office:value-type="string" calcext:value-type="string">
            <text:p>Enigma K (Swiss Air Force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ETCGFRAYSQBZXWLHKDVUPOJN</text:p>
          </table:table-cell>
        </table:table-row>
        <table:table-row table:style-name="ro1">
          <table:table-cell office:value-type="string" calcext:value-type="string">
            <text:p>Enigma Railway (Rocket)</text:p>
          </table:table-cell>
          <table:table-cell office:value-type="string" calcext:value-type="string">
            <text:p>ET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WERTZUIOASDFGHJKPYXCVBNML</text:p>
          </table:table-cell>
        </table:table-row>
        <table:table-row table:style-name="ro1">
          <table:table-cell office:value-type="string" calcext:value-type="string">
            <text:p>Enigma Railway (Rocket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GDQOXUSCAMIFRVTPNEWKBLZYH</text:p>
          </table:table-cell>
        </table:table-row>
        <table:table-row table:style-name="ro1">
          <table:table-cell office:value-type="string" calcext:value-type="string">
            <text:p>Enigma Railway (Rocket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TZPSFBOKMWRCJDIVLAEYUXHGQ</text:p>
          </table:table-cell>
        </table:table-row>
        <table:table-row table:style-name="ro1">
          <table:table-cell office:value-type="string" calcext:value-type="string">
            <text:p>Enigma Railway (Rocket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VIUBHTCDYAKEQZPOSGXNRMWFL</text:p>
          </table:table-cell>
        </table:table-row>
        <table:table-row table:style-name="ro1">
          <table:table-cell office:value-type="string" calcext:value-type="string">
            <text:p>Enigma Railway (Rocket)</text:p>
          </table:table-cell>
          <table:table-cell office:value-type="string" calcext:value-type="string">
            <text:p>UKW</text:p>
          </table:table-cell>
          <table:table-cell office:value-type="string" calcext:value-type="string">
            <text:p>ABCDEFGHIJKLMNOPQRSTUVWXY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YHOGNECVPUZTFDJAXWMKISRBL</text:p>
          </table:table-cell>
        </table:table-row>
        <table:table-row table:style-name="ro1">
          <table:table-cell office:value-type="string" calcext:value-type="string">
            <text:p>Enigma Z</text:p>
          </table:table-cell>
          <table:table-cell office:value-type="string" calcext:value-type="string">
            <text:p>ETW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-</text:p>
          </table:table-cell>
          <table:table-cell office:value-type="float" office:value="1234567890" calcext:value-type="float">
            <text:p>1234567890</text:p>
          </table:table-cell>
        </table:table-row>
        <table:table-row table:style-name="ro1">
          <table:table-cell office:value-type="string" calcext:value-type="string">
            <text:p>Enigma Z</text:p>
          </table:table-cell>
          <table:table-cell office:value-type="string" calcext:value-type="string">
            <text:p>I</text:p>
          </table:table-cell>
          <table:table-cell office:value-type="float" office:value="1234567891" calcext:value-type="float">
            <text:p>1234567891</text:p>
          </table:table-cell>
          <table:table-cell office:value-type="float" office:value="9" calcext:value-type="float">
            <text:p>9</text:p>
          </table:table-cell>
          <table:table-cell office:value-type="float" office:value="6418270359" calcext:value-type="float">
            <text:p>6418270359</text:p>
          </table:table-cell>
        </table:table-row>
        <table:table-row table:style-name="ro1">
          <table:table-cell office:value-type="string" calcext:value-type="string">
            <text:p>Enigma Z</text:p>
          </table:table-cell>
          <table:table-cell office:value-type="string" calcext:value-type="string">
            <text:p>II</text:p>
          </table:table-cell>
          <table:table-cell office:value-type="float" office:value="1234567892" calcext:value-type="float">
            <text:p>1234567892</text:p>
          </table:table-cell>
          <table:table-cell office:value-type="float" office:value="9" calcext:value-type="float">
            <text:p>9</text:p>
          </table:table-cell>
          <table:table-cell office:value-type="float" office:value="5841097632" calcext:value-type="float">
            <text:p>5841097632</text:p>
          </table:table-cell>
        </table:table-row>
        <table:table-row table:style-name="ro1">
          <table:table-cell office:value-type="string" calcext:value-type="string">
            <text:p>Enigma Z</text:p>
          </table:table-cell>
          <table:table-cell office:value-type="string" calcext:value-type="string">
            <text:p>III</text:p>
          </table:table-cell>
          <table:table-cell office:value-type="float" office:value="1234567893" calcext:value-type="float">
            <text:p>1234567893</text:p>
          </table:table-cell>
          <table:table-cell office:value-type="float" office:value="9" calcext:value-type="float">
            <text:p>9</text:p>
          </table:table-cell>
          <table:table-cell office:value-type="float" office:value="3581620794" calcext:value-type="float">
            <text:p>3581620794</text:p>
          </table:table-cell>
        </table:table-row>
        <table:table-row table:style-name="ro1">
          <table:table-cell office:value-type="string" calcext:value-type="string">
            <text:p>Enigma Z</text:p>
          </table:table-cell>
          <table:table-cell office:value-type="string" calcext:value-type="string">
            <text:p>UKW</text:p>
          </table:table-cell>
          <table:table-cell office:value-type="float" office:value="1234567894" calcext:value-type="float">
            <text:p>1234567894</text:p>
          </table:table-cell>
          <table:table-cell office:value-type="float" office:value="9" calcext:value-type="float">
            <text:p>9</text:p>
          </table:table-cell>
          <table:table-cell office:value-type="float" office:value="5079183642" calcext:value-type="float">
            <text:p>507918364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 style:data-style-name="N2" text:time-value="17:55:20.1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2:53.56</meta:creation-date>
    <dc:date>2019-06-19T18:18:17.331000000</dc:date>
    <meta:editing-duration>PT35M38S</meta:editing-duration>
    <meta:editing-cycles>9</meta:editing-cycles>
    <meta:generator>LibreOffice/6.2.3.2$Windows_X86_64 LibreOffice_project/aecc05fe267cc68dde00352a451aa867b3b546ac</meta:generator>
    <meta:document-statistic meta:table-count="3" meta:cell-count="565" meta:object-count="0"/>
  </office:meta>
</office:document-meta>
</file>